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1">
      <style:paragraph-properties fo:margin-left="0.5in" fo:margin-right="0in" fo:margin-top="0in" fo:margin-bottom="0in" loext:contextual-spacing="false" fo:text-indent="-0.25in" style:auto-text-indent="false"/>
    </style:style>
    <style:style style:name="P7" style:family="paragraph" style:parent-style-name="Standard" style:list-style-name="WWNum2">
      <style:paragraph-properties fo:margin-left="0.5in" fo:margin-right="0in" fo:margin-top="0in" fo:margin-bottom="0in" loext:contextual-spacing="false" fo:text-indent="-0.25in" style:auto-text-indent="false"/>
    </style:style>
    <style:style style:name="P8" style:family="paragraph" style:parent-style-name="Standard" style:list-style-name="WWNum4">
      <style:paragraph-properties fo:margin-left="0.5in" fo:margin-right="0in" fo:margin-top="0in" fo:margin-bottom="0in" loext:contextual-spacing="false" fo:text-indent="-0.25in" style:auto-text-indent="false"/>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3" style:family="paragraph" style:parent-style-name="Standard">
      <style:paragraph-properties fo:break-before="auto" fo:break-after="auto"/>
    </style:style>
    <style:style style:name="P14" style:family="paragraph" style:parent-style-name="Heading_20_1" style:list-style-name="WWNum3"/>
    <style:style style:name="P15" style:family="paragraph" style:parent-style-name="Heading_20_1" style:list-style-name="WWNum3">
      <style:paragraph-properties fo:margin-top="0.0398in" fo:margin-bottom="0in" loext:contextual-spacing="false"/>
    </style:style>
    <style:style style:name="P16" style:family="paragraph" style:parent-style-name="Heading_20_1" style:list-style-name="WWNum3">
      <style:paragraph-properties fo:margin-top="0in" fo:margin-bottom="0in" loext:contextual-spacing="false"/>
    </style:style>
    <style:style style:name="P17" style:family="paragraph" style:parent-style-name="Heading_20_1" style:list-style-name="WWNum3">
      <style:paragraph-properties fo:margin-top="0in" fo:margin-bottom="0.0429in" loext:contextual-spacing="false"/>
    </style:style>
    <style:style style:name="P1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aczyuw2yex2w"/><text:span text:style-name="T1">Sistemas Informáticos</text:span><text:span text:style-name="T2"><text:line-break/></text:span><text:span text:style-name="T3">UD 01. Guía didáctica</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text:span><draw:frame draw:style-name="fr3" draw:name="image1.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Septiembre 2025</text:span></text:p>
      <text:p text:style-name="P5"/>
      <text:p text:style-name="P4"><text:span text:style-name="T6">Unidad 01. Elementos funcionales de una computadora</text:span></text:p>
      <text:list xml:id="list1620512551" text:style-name="WWNum3">
        <text:list-item>
          <text:p text:style-name="P14"><text:bookmark text:name="_dbh0n1vac4c8"/>Fecha</text:p>
        </text:list-item>
      </text:list>
      <text:p text:style-name="Standard">Desde 08/09/2025 hasta el 20/09/2025. Esta unidad tiene una duración de 2 semanas (10 horas).</text:p>
      <text:list xml:id="list160712601696514" text:continue-numbering="true" text:style-name="WWNum3">
        <text:list-item>
          <text:p text:style-name="P15"><text:bookmark text:name="_35ynxtfrmuvw"/>Conocimientos previos</text:p>
        </text:list-item>
      </text:list>
      <text:list xml:id="list2010323857" text:style-name="WWNum1">
        <text:list-item>
          <text:p text:style-name="P6">Conocimientos básicos sobre ordenadores.</text:p>
        </text:list-item>
      </text:list>
      <text:list xml:id="list160713207019393" text:continue-list="list160712601696514" text:style-name="WWNum3">
        <text:list-item>
          <text:p text:style-name="P16"><text:bookmark text:name="_1w7nzw2o20ar"/><text:s/>Objetivos</text:p>
        </text:list-item>
      </text:list>
      <text:list xml:id="list3726860453" text:style-name="WWNum2">
        <text:list-item>
          <text:p text:style-name="P7">Conocer la evolución histórica de los ordenadores.</text:p>
        </text:list-item>
        <text:list-item>
          <text:p text:style-name="P7">Conocer cuáles son los elementos funcionales de un ordenador.</text:p>
        </text:list-item>
        <text:list-item>
          <text:p text:style-name="P7">Conocer las arquitecturas de ordenador más utilizadas.</text:p>
        </text:list-item>
        <text:list-item>
          <text:p text:style-name="P7">Conocer en qué consiste el ciclo de instrucción.</text:p>
        </text:list-item>
        <text:list-item>
          <text:p text:style-name="P7">Conocer las diferencias entre CPUs CISC y RISC.</text:p>
        </text:list-item>
      </text:list>
      <text:list xml:id="list160712692462023" text:continue-list="list160713207019393" text:style-name="WWNum3">
        <text:list-item>
          <text:p text:style-name="P16"><text:bookmark text:name="_u76wnfr4jev9"/>Contenidos</text:p>
        </text:list-item>
      </text:list>
      <text:list xml:id="list3182960088" text:style-name="WWNum4">
        <text:list-item>
          <text:p text:style-name="P8">Evolución histórica.</text:p>
        </text:list-item>
        <text:list-item>
          <text:p text:style-name="P8">Elementos funcionales de un ordenador.</text:p>
        </text:list-item>
        <text:list-item>
          <text:p text:style-name="P8">Arquitecturas de ordenador.</text:p>
        </text:list-item>
        <text:list-item>
          <text:p text:style-name="P8">Ciclo de instrucción.</text:p>
        </text:list-item>
        <text:list-item>
          <text:p text:style-name="P8">Conjunto de instrucciones.</text:p>
        </text:list-item>
        <text:list-item>
          <text:p text:style-name="P8">CPUs RISC y CISC.</text:p>
        </text:list-item>
      </text:list>
      <text:list xml:id="list160713597930642" text:continue-list="list160712692462023" text:style-name="WWNum3">
        <text:list-item>
          <text:p text:style-name="P17"><text:bookmark text:name="_a1okclatiswm"/>Actividades</text:p>
        </text:list-item>
      </text:list>
      <text:p text:style-name="Standard">Es muy importante leer los apuntes y realizar los ejercicios. Estos ejercicios no forman parte de la evaluación, pero hay que tener en cuenta que es muy común que en el examen aparezcan varias preguntas de esta unidad.</text:p>
      <text:list xml:id="list160712979905452" text:continue-numbering="true" text:style-name="WWNum3">
        <text:list-item>
          <text:p text:style-name="P14"><text:bookmark text:name="_7kljffjw728v"/>Recomendaciones</text:p>
        </text:list-item>
      </text:list>
      <text:p text:style-name="Standard">Si se acude a las TC (Tutorías Colectivas), las cuales no son obligatorias, es imprescindible haber estudiado el tema previamente en ca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1. Guía didáctica</text:span></text:p>
      </style:header>
      <style:footer>
        <text:p text:style-name="MP4"><text:span text:style-name="MT1">CFGS DAM/DAW<text:tab/><text:tab/>Unit 01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8" meta:word-count="195" meta:character-count="1212" meta:non-whitespace-character-count="1059"/>
    <meta:generator>LibreOfficeDev/6.0.5.2$Linux_X86_64 LibreOffice_project/</meta:generator>
  </office:meta>
</office:document-meta>
</file>